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e3" officeooo:paragraph-rsid="000041e3"/>
    </style:style>
    <style:style style:name="P2" style:family="paragraph" style:parent-style-name="Standard">
      <style:paragraph-properties fo:text-align="center" style:justify-single-word="false"/>
      <style:text-properties officeooo:rsid="000041e3" officeooo:paragraph-rsid="000041e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41e3" officeooo:paragraph-rsid="000041e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744f" officeooo:paragraph-rsid="0001744f" style:font-weight-asian="bold" style:font-weight-complex="bold"/>
    </style:style>
    <style:style style:name="P5" style:family="paragraph" style:parent-style-name="Standard">
      <style:text-properties officeooo:rsid="0001744f" officeooo:paragraph-rsid="0001744f"/>
    </style:style>
    <style:style style:name="P6" style:family="paragraph" style:parent-style-name="Standard">
      <style:text-properties style:text-underline-style="none" fo:font-weight="normal" officeooo:rsid="000187d8" officeooo:paragraph-rsid="000187d8" style:font-weight-asian="normal" style:font-weight-complex="normal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Standard" style:list-style-name="L1">
      <style:text-properties officeooo:paragraph-rsid="0001744f"/>
    </style:style>
    <style:style style:name="P9" style:family="paragraph" style:parent-style-name="Standard" style:list-style-name="L1">
      <style:text-properties officeooo:rsid="000041e3" officeooo:paragraph-rsid="0001744f"/>
    </style:style>
    <style:style style:name="P10" style:family="paragraph" style:parent-style-name="Standard" style:list-style-name="L1">
      <style:text-properties officeooo:rsid="0001744f" officeooo:paragraph-rsid="0001744f"/>
    </style:style>
    <style:style style:name="P11" style:family="paragraph" style:parent-style-name="Standard" style:list-style-name="L2">
      <style:text-properties style:text-underline-style="none" fo:font-weight="normal" officeooo:rsid="0001744f" officeooo:paragraph-rsid="000187d8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0187d8" officeooo:paragraph-rsid="000187d8" style:font-weight-asian="normal" style:font-weight-complex="normal"/>
    </style:style>
    <style:style style:name="T1" style:family="text">
      <style:text-properties officeooo:rsid="000041e3"/>
    </style:style>
    <style:style style:name="T2" style:family="text">
      <style:text-properties fo:language="en" fo:country="US"/>
    </style:style>
    <style:style style:name="T3" style:family="text">
      <style:text-properties officeooo:rsid="0004923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ad Me File</text:p>
      <text:p text:style-name="P7">Jakub Lassak</text:p>
      <text:p text:style-name="P2"/>
      <text:p text:style-name="Subtitle"><text:span text:style-name="T2">Exercise</text:span> <text:s/>1 – TIER protocol <text:span text:style-name="T3">and</text:span> tidy data</text:p>
      <text:p text:style-name="P1"/>
      <text:p text:style-name="P1">The content and organization of the replication documentation: </text:p>
      <text:p text:style-name="P1"/>
      <text:p text:style-name="P3">The documentation for the paper is stored in folders that are organized as illustrated below: </text:p>
      <text:p text:style-name="P1"/>
      <text:list xml:id="list3090049772" text:style-name="L1">
        <text:list-item>
          <text:p text:style-name="P9">“DataBase” (the main folder)</text:p>
          <text:list>
            <text:list-item>
              <text:p text:style-name="P9">“Documents” (sub-folder of the of the “DataBase” folder) </text:p>
              <text:list>
                <text:list-item>
                  <text:p text:style-name="P9">ReadMe.pdf: This document. </text:p>
                </text:list-item>
                <text:list-item>
                  <text:p text:style-name="P9">data-appendix.pdf: <text:s/>Documentation of the processed data files used for the analysis reported in the paper</text:p>
                </text:list-item>
              </text:list>
            </text:list-item>
            <text:list-item>
              <text:p text:style-name="P9">“OriginalData” (sub-folder of the of the “DataBase” folder)</text:p>
              <text:list>
                <text:list-item>
                  <text:p text:style-name="P9">billboard.csv: Data file in csv format</text:p>
                </text:list-item>
                <text:list-item>
                  <text:p text:style-name="P9">“Metadata” (sub-folder of the of the “OriginalData” folder) </text:p>
                  <text:list>
                    <text:list-item>
                      <text:p text:style-name="P9">metadata-guide.pdf : <text:s/>Information about the sources, content and format of the files in the “Original-Data” folder</text:p>
                    </text:list-item>
                  </text:list>
                </text:list-item>
              </text:list>
            </text:list-item>
            <text:list-item>
              <text:p text:style-name="P8">“CommandFiles” (sub-folder of the of the “<text:span text:style-name="T1">DataBase</text:span>” folder) </text:p>
              <text:list>
                <text:list-item>
                  <text:p text:style-name="P10">songData.py</text:p>
                </text:list-item>
                <text:list-item>
                  <text:p text:style-name="P10">rankingData.py</text:p>
                </text:list-item>
              </text:list>
            </text:list-item>
            <text:list-item>
              <text:p text:style-name="P10">“AnalysisData” (sub-folder of the of the “<text:span text:style-name="T1">DataBase</text:span>” folder) </text:p>
            </text:list-item>
          </text:list>
        </text:list-item>
      </text:list>
      <text:p text:style-name="P5"/>
      <text:p text:style-name="P5"/>
      <text:p text:style-name="P4"><text:s/>To reproduce the tables, figures and statistical results reported in the text of the paper: </text:p>
      <text:list xml:id="list210166191" text:style-name="L2">
        <text:list-header>
          <text:p text:style-name="P11"/>
        </text:list-header>
        <text:list-item>
          <text:p text:style-name="P11">Copy the “<text:span text:style-name="T1">DataBase</text:span>” folder, and all of its contents, onto the computer you are working on. </text:p>
        </text:list-item>
        <text:list-item>
          <text:p text:style-name="P12">Execute songData.py</text:p>
          <text:list>
            <text:list-header>
              <text:p text:style-name="P12">This command file:</text:p>
              <text:list>
                <text:list-header>
                  <text:p text:style-name="P12">-opens the data in the <text:span text:style-name="T1">billboard.csv</text:span></text:p>
                  <text:p text:style-name="P12">-modifies the data: collecting data connected with autor, track, time.</text:p>
                  <text:p text:style-name="P12">-save the modified data in the “AnalysisData” folder, with the name songData.csv</text:p>
                </text:list-header>
              </text:list>
            </text:list-header>
          </text:list>
        </text:list-item>
        <text:list-item>
          <text:p text:style-name="P12">Execute rankingData.py </text:p>
          <text:list>
            <text:list-header>
              <text:p text:style-name="P12">This command file:</text:p>
              <text:list>
                <text:list-header>
                  <text:p text:style-name="P12">-opens the data in the <text:span text:style-name="T1">billboard.csv</text:span></text:p>
                  <text:p text:style-name="P12">-modifies the data: collecting data connected with ranking.</text:p>
                  <text:p text:style-name="P12">-save the modified data in the “AnalysisData” folder, with the name rankingData.csv.</text:p>
                </text:list-header>
              </text:list>
            </text:list-header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20T23:15:32.168000000</dc:date>
    <meta:editing-duration>PT21M56S</meta:editing-duration>
    <meta:editing-cycles>6</meta:editing-cycles>
    <meta:document-statistic meta:table-count="0" meta:image-count="0" meta:object-count="0" meta:page-count="1" meta:paragraph-count="29" meta:word-count="231" meta:character-count="1500" meta:non-whitespace-character-count="1298"/>
  </office:meta>
</office:document-meta>
</file>